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Tahoma" fo:font-size="11pt" officeooo:paragraph-rsid="002c7fa8" style:font-size-asian="11pt" style:font-size-complex="11pt"/>
    </style:style>
    <style:style style:name="P6" style:family="paragraph" style:parent-style-name="Table_20_Contents">
      <style:text-properties style:font-name="Tahoma"/>
    </style:style>
    <style:style style:name="P7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Tahoma" fo:font-weight="bold" style:font-weight-asian="bold" style:font-weight-complex="bold"/>
    </style:style>
    <style:style style:name="P9" style:family="paragraph" style:parent-style-name="Standard2">
      <style:text-properties style:font-name="Tahoma" fo:font-size="11pt" fo:font-weight="bold" officeooo:paragraph-rsid="002c7fa8" style:font-size-asian="11pt" style:font-weight-asian="bold" style:font-size-complex="11pt" style:font-weight-complex="bold"/>
    </style:style>
    <style:style style:name="P10" style:family="paragraph" style:parent-style-name="Standard2">
      <style:paragraph-properties fo:text-align="end" style:justify-single-word="false"/>
      <style:text-properties style:font-name="Tahoma" fo:font-size="11pt" fo:font-weight="bold" officeooo:paragraph-rsid="002c7fa8" style:font-size-asian="11pt" style:font-weight-asian="bold" style:font-size-complex="11pt" style:font-weight-complex="bold"/>
    </style:style>
    <style:style style:name="P11" style:family="paragraph" style:parent-style-name="pmParaKeepWithNext">
      <style:text-properties style:font-name="Tahoma" fo:font-size="11pt" style:font-size-asian="11pt" style:font-size-complex="11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officeooo:rsid="0073fbc0"/>
    </style:style>
    <style:style style:name="T8" style:family="text">
      <style:text-properties officeooo:rsid="006f986f"/>
    </style:style>
    <style:style style:name="T9" style:family="text">
      <style:text-properties officeooo:rsid="002c7fa8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éance du <text:text-input text:description="">self.Title()</text:text-input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view.printAssembly(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3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text-input text:description="">meetingConfig.Title()</text:text-input><text:s/>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span text:style-name="T2"><text:text-input text:description="">self.getFirstItemNumber()+item[0]</text:text-input></text:span></text:p>
          </table:table-cell>
          <table:table-cell table:style-name="Tableau3.B1" office:value-type="string">
            <text:p text:style-name="P7"><text:text-input text:description="">item[1].Title()</text:text-input></text:p>
            <text:p text:style-name="Table_20_Contents"><office:annotation><dc:date>2008-08-18T00:00:00</dc:date><text:p>do text</text:p><text:p><text:span text:style-name="T12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3"><text:span text:style-name="T11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3"><text:span text:style-name="T11">do text if item[1].getNotes()</text:span></text:p><text:p text:style-name="P13"><text:span text:style-name="T11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getFirstItemNumber()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8"><text:text-input text:description="">item[1].Title()</text:text-input></text:p>
            <text:p text:style-name="P6"><office:annotation><dc:date>2008-08-18T00:00:00</dc:date><text:p>do text</text:p><text:p><text:span text:style-name="T12">from xhtml(view.printXhtml(item[1], (item[1].getMotivation(), '&lt;p&gt;&lt;strong&gt;DECIDE:&lt;/strong&gt;&lt;/p&gt;', item[1].getDecision())))</text:span></text:p></office:annotation>Decision</text:p>
            <text:p text:style-name="P6"><text:span text:style-name="T3"><text:line-break/></text:span><text:span text:style-name="T3"><office:annotation><dc:creator>Gauthier Bastien</dc:creator><dc:date>2011-03-09T10:36:11</dc:date><text:p text:style-name="P13"><text:span text:style-name="T11">do text if item[1].getNotes()</text:span></text:p></office:annotation></text:span><text:span text:style-name="T3">Interventions :</text:span></text:p>
            <text:p text:style-name="P6"><text:span text:style-name="T3"><office:annotation><dc:creator>Gauthier Bastien</dc:creator><dc:date>2011-03-09T10:36:11</dc:date><text:p text:style-name="P13"><text:span text:style-name="T11">do text if item[1].getNotes()</text:span></text:p><text:p text:style-name="P13"><text:span text:style-name="T11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office:annotation><dc:creator>Auteur inconnu</dc:creator><dc:date>2017-02-15T15:46:12</dc:date><text:p text:style-name="P13"><text:span text:style-name="T10">do table if self.getSignatures()</text:span></text:p></office:annotatio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<text:text-input text:description="">self.getSignatures().split('\n')[0]</text:text-input></text:p>
          </table:table-cell>
          <table:table-cell table:style-name="Table1.A1" office:value-type="string">
            <text:p text:style-name="P10"><text:text-input text:description="">self.getSignatures().split('\n')[2]</text:text-input></text:p>
          </table:table-cell>
        </table:table-row>
        <table:table-row>
          <table:table-cell table:style-name="Table1.A1" office:value-type="string">
            <text:p text:style-name="P9">(s) <text:text-input text:description="">self.getSignatures().split('\n')[1]</text:text-input></text:p>
          </table:table-cell>
          <table:table-cell table:style-name="Table1.A1" office:value-type="string">
            <text:p text:style-name="P10"><text:span text:style-name="T9">(s) </text:span><text:text-input text:description="">self.getSignatures().split('\n')[3]</text:text-input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<office:annotation><dc:creator>Auteur inconnu</dc:creator><dc:date>2017-02-15T15:46:12</dc:date><text:p text:style-name="P13"><text:span text:style-name="T10">do table if not self.getSignatures()</text:span></text:p></office:annotation></text:p>
          </table:table-cell>
          <table:covered-table-cell/>
        </table:table-row>
        <table:table-row>
          <table:table-cell table:style-name="Table2.A1" office:value-type="string">
            <text:p text:style-name="P9"><text:span text:style-name="T7"><text:text-input text:description="">self.getSignatories(theObjects=True, by_signature_number=True)['1'].gender=='M' and 'Le' or 'La'</text:text-input></text:span><text:s/><text:span text:style-name="T7"><text:text-input text:description="">self.getSignatories(theObjects=True, by_signature_number=True)['1'].label</text:text-input></text:span></text:p>
          </table:table-cell>
          <table:table-cell table:style-name="Table2.A1" office:value-type="string">
            <text:p text:style-name="P10"><text:span text:style-name="T7"><text:text-input text:description="">self.getSignatories(theObjects=True, by_signature_number=True)['2'].gender=='M' and 'Le' or 'La'</text:text-input></text:span><text:s/><text:span text:style-name="T7"><text:text-input text:description="">self.getSignatories(theObjects=True, by_signature_number=True)['2'].label</text:text-input></text:span></text:p>
          </table:table-cell>
        </table:table-row>
        <table:table-row>
          <table:table-cell table:style-name="Table2.A1" office:value-type="string">
            <text:p text:style-name="P9"><text:span text:style-name="T8">(s) </text:span><text:span text:style-name="T8"><text:text-input text:description="">self.getSignatories(the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P10"><text:span text:style-name="T8">(s) </text:span><text:span text:style-name="T8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s/>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1-05-05T15:50:35</meta:creation-date>
    <dc:language>fr-BE</dc:language>
    <meta:editing-cycles>47</meta:editing-cycles>
    <meta:editing-duration>PT42M8S</meta:editing-duration>
    <meta:initial-creator>Gauthier Bastien</meta:initial-creator>
    <dc:date>2018-10-25T10:29:08.682324231</dc:date>
    <dc:creator>bleybaert</dc:creator>
    <meta:document-statistic meta:table-count="4" meta:image-count="0" meta:object-count="0" meta:page-count="2" meta:paragraph-count="27" meta:word-count="94" meta:character-count="1130" meta:non-whitespace-character-count="1088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